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701in" style:page-number="auto" fo:break-before="page" table:align="margins" style:writing-mode="lr-tb"/>
    </style:style>
    <style:style style:name="Table3.A" style:family="table-column">
      <style:table-column-properties style:column-width="1.8174in" style:rel-column-width="2617*"/>
    </style:style>
    <style:style style:name="Table3.B" style:family="table-column">
      <style:table-column-properties style:column-width="1.3743in" style:rel-column-width="1979*"/>
    </style:style>
    <style:style style:name="Table3.C" style:family="table-column">
      <style:table-column-properties style:column-width="0.4431in" style:rel-column-width="638*"/>
    </style:style>
    <style:style style:name="Table3.D" style:family="table-column">
      <style:table-column-properties style:column-width="2.2382in" style:rel-column-width="3223*"/>
    </style:style>
    <style:style style:name="Table3.E" style:family="table-column">
      <style:table-column-properties style:column-width="1.3972in" style:rel-column-width="2012*"/>
    </style:style>
    <style:style style:name="Table3.A1" style:family="table-cell">
      <style:table-cell-properties fo:padding="0.0382in" fo:border="none"/>
    </style:style>
    <style:style style:name="Table3.A3" style:family="table-cell">
      <style:table-cell-properties fo:padding="0.0382in" fo:border-left="none" fo:border-right="none" fo:border-top="none" fo:border-bottom="0.05pt solid #000000"/>
    </style:style>
    <style:style style:name="Table3.A11" style:family="table-cell">
      <style:table-cell-properties fo:padding="0.0382in" fo:border-left="none" fo:border-right="none" fo:border-top="0.05pt solid #000000" fo:border-bottom="none"/>
    </style:style>
    <style:style style:name="Table1" style:family="table">
      <style:table-properties style:width="7.2701in" fo:break-before="auto" fo:break-after="auto" table:align="margins" style:writing-mode="lr-tb"/>
    </style:style>
    <style:style style:name="Table1.A" style:family="table-column">
      <style:table-column-properties style:column-width="3.1813in" style:rel-column-width="28679*"/>
    </style:style>
    <style:style style:name="Table1.B" style:family="table-column">
      <style:table-column-properties style:column-width="2.6917in" style:rel-column-width="24264*"/>
    </style:style>
    <style:style style:name="Table1.C" style:family="table-column">
      <style:table-column-properties style:column-width="1.3972in" style:rel-column-width="12592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 style:text-autospace="non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 style:text-autospace="non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</style:style>
    <style:style style:name="P13" style:family="paragraph" style:parent-style-name="Standard">
      <style:paragraph-properties fo:text-align="start" style:justify-single-word="false" style:text-autospace="non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style:snap-to-layout-grid="false"/>
      <style:text-properties fo:font-size="5pt" fo:font-weight="normal" style:font-size-asian="4.34999990463257pt" style:font-weight-asian="normal" style:font-size-complex="5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font-name="Times New Roman" fo:font-size="10pt" fo:font-style="normal" style:text-underline-style="none" fo:font-weight="normal" style:text-blinking="false" fo:background-color="transparent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fo:font-size="5pt" fo:font-weight="bold" style:font-size-asian="4.34999990463257pt" style:font-weight-asian="bold" style:font-name-complex="Arial" style:font-size-complex="5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fo:font-size="5pt" fo:font-weight="bold" style:font-size-asian="4.34999990463257pt" style:font-weight-asian="bold" style:font-size-complex="5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5pt" style:font-size-asian="4.34999990463257pt" style:font-size-complex="5pt"/>
    </style:style>
    <style:style style:name="P2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20pt" fo:font-weight="normal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 style:text-autospace="none" style:snap-to-layout-grid="false"/>
      <style:text-properties fo:color="#000000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</style:style>
    <style:style style:name="P28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style:font-size-asian="10pt" style:font-name-complex="Arial" style:font-size-complex="10pt"/>
    </style:style>
    <style:style style:name="P29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30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</style:style>
    <style:style style:name="P3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</style:style>
    <style:style style:name="P3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font-name="Times New Roman" fo:font-size="10pt" fo:font-style="normal" style:text-underline-style="none" fo:font-weight="normal" style:text-blinking="false" fo:background-color="transparent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font-name="Times New Roman" fo:font-size="5pt" fo:font-style="normal" style:text-underline-style="none" fo:font-weight="normal" style:text-blinking="false" fo:background-color="transparent" style:font-size-asian="4.34999990463257pt" style:font-weight-asian="normal" style:font-name-complex="Arial" style:font-size-complex="5pt" style:font-weight-complex="normal"/>
    </style:style>
    <style:style style:name="P36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5pt" style:font-size-asian="4.34999990463257pt" style:font-name-complex="Arial" style:font-size-complex="5pt"/>
    </style:style>
    <style:style style:name="P37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fo:font-size="5pt" style:font-size-asian="4.34999990463257pt" style:font-size-complex="5pt" style:font-weight-complex="bold"/>
    </style:style>
    <style:style style:name="P38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</style:style>
    <style:style style:name="P39" style:family="paragraph" style:parent-style-name="Heading_20_4">
      <style:paragraph-properties fo:text-align="center" style:justify-single-word="false" style:text-autospace="none"/>
      <style:text-properties fo:font-size="5pt" style:font-size-asian="4.34999990463257pt" style:font-size-complex="5pt" style:font-weight-complex="bold"/>
    </style:style>
    <style:style style:name="P40" style:family="paragraph" style:parent-style-name="Heading_20_4">
      <style:paragraph-properties fo:text-align="center" style:justify-single-word="false" style:text-autospace="none"/>
    </style:style>
    <style:style style:name="T1" style:family="text">
      <style:text-properties fo:font-size="11pt" style:font-size-asian="11pt" style:font-size-complex="11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tyle="normal" style:text-underline-style="none" style:text-blinking="false" fo:background-color="transparent" style:font-name-complex="Arial"/>
    </style:style>
    <style:style style:name="T12" style:family="text">
      <style:text-properties fo:font-variant="normal" fo:text-transform="none" fo:color="#000000" style:text-line-through-style="none" style:font-name="Times New Roman" fo:font-size="10pt" fo:font-style="normal" style:text-underline-style="none" fo:font-weight="normal" style:text-blinking="false" fo:background-color="transparent" style:font-size-asian="10pt" style:font-weight-asian="normal" style:font-name-complex="Arial" style:font-size-complex="10pt" style:font-weight-complex="normal"/>
    </style:style>
    <style:style style:name="T13" style:family="text">
      <style:text-properties fo:font-variant="normal" fo:text-transform="none" fo:color="#000000" style:text-line-through-style="none" style:font-name="Times New Roman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text-line-through-style="none" style:font-name="Times New Roman" fo:font-size="10pt" fo:font-style="normal" style:text-underline-style="none" fo:font-weight="normal" style:text-blinking="false" fo:background-color="transparen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3" office:value-type="string">
            <text:p text:style-name="P22">Robin Varghese</text:p>
          </table:table-cell>
          <table:covered-table-cell/>
          <table:covered-table-cell/>
          <table:table-cell table:style-name="Table3.A1" table:number-rows-spanned="2" table:number-columns-spanned="2" office:value-type="string">
            <text:p text:style-name="P1">300 Audubon Parkway #6</text:p>
            <text:p text:style-name="P2">Syracuse NY-13224 </text:p>
            <text:p text:style-name="P1">(607) 768 5050 </text:p>
            <text:p text:style-name="P11">robin.codein@gmail.com</text:p>
          </table:table-cell>
          <table:covered-table-cell/>
        </table:table-row>
        <table:table-row>
          <table:table-cell table:style-name="Table3.A1" office:value-type="string">
            <text:list xml:id="list46649782" text:style-name="WW8Num2">
              <text:list-item>
                <text:list>
                  <text:list-item>
                    <text:p text:style-name="P27"><text:a xlink:type="simple" xlink:href="http://codein.github.io/"><text:span text:style-name="T4">website</text:span></text:a></text:p>
                  </text:list-item>
                </text:list>
              </text:list-item>
            </text:list>
          </table:table-cell>
          <table:table-cell table:style-name="Table3.A1" table:number-columns-spanned="2" office:value-type="string">
            <text:list xml:id="list1521109827" text:continue-numbering="true" text:style-name="WW8Num2">
              <text:list-item>
                <text:list>
                  <text:list-item>
                    <text:p text:style-name="P27"><text:a xlink:type="simple" xlink:href="https://github.com/codein"><text:span text:style-name="T4">github repository</text:span></text:a><text:span text:style-name="T4"> 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3" table:number-columns-spanned="5" office:value-type="string">
            <text:p text:style-name="P12"><text:span text:style-name="T6">E</text:span><text:span text:style-name="T7">DUCA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3"><text:span text:style-name="T10">Master of Science</text:span>, Computer Science </text:p>
          </table:table-cell>
          <table:covered-table-cell/>
          <table:table-cell table:style-name="Table3.A1" table:number-columns-spanned="2" office:value-type="string">
            <text:p text:style-name="P3"><text:span text:style-name="T8">Binghamton University</text:span><text:span text:style-name="T9"> GPA: 3.7</text:span></text:p>
          </table:table-cell>
          <table:covered-table-cell/>
          <table:table-cell table:style-name="Table3.A1" office:value-type="string">
            <text:p text:style-name="P6">(Aug 08 - May 11)</text:p>
          </table:table-cell>
        </table:table-row>
        <table:table-row>
          <table:table-cell table:style-name="Table3.A1" table:number-columns-spanned="2" office:value-type="string">
            <text:p text:style-name="P10"><text:span text:style-name="T10">Bachelor of Engineering</text:span>, Information Technology</text:p>
          </table:table-cell>
          <table:covered-table-cell/>
          <table:table-cell table:style-name="Table3.A1" table:number-columns-spanned="2" office:value-type="string">
            <text:p text:style-name="P25">Mumbai University </text:p>
          </table:table-cell>
          <table:covered-table-cell/>
          <table:table-cell table:style-name="Table3.A1" office:value-type="string">
            <text:p text:style-name="P6">(Aug 03 - May 07)</text:p>
          </table:table-cell>
        </table:table-row>
        <table:table-row>
          <table:table-cell table:style-name="Table3.A3" table:number-columns-spanned="5" office:value-type="string">
            <text:h text:style-name="P39" text:outline-level="4"/>
            <text:h text:style-name="P40" text:outline-level="4"><text:span text:style-name="T1">E</text:span><text:span text:style-name="T3">XPERIENC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2" office:value-type="string">
            <text:p text:style-name="P4">Software Engineer - Cloud Computing R&amp;D </text:p>
          </table:table-cell>
          <table:covered-table-cell/>
          <table:table-cell table:style-name="Table3.A3" table:number-columns-spanned="2" office:value-type="string">
            <text:p text:style-name="P24">NaviSite - A Time Warner Cable Co., </text:p>
          </table:table-cell>
          <table:covered-table-cell/>
          <table:table-cell table:style-name="Table3.A3" office:value-type="string">
            <text:p text:style-name="P5">(Aug 11 - Present)</text:p>
          </table:table-cell>
        </table:table-row>
        <table:table-row>
          <table:table-cell table:style-name="Table3.A1" table:number-columns-spanned="5" office:value-type="string">
            <text:p text:style-name="P21"><text:span text:style-name="T5"><text:s text:c="6"/></text:span><text:a xlink:type="simple" xlink:href="http://www.navisite.com/cloud-services/managed-cloud-services/navicloud-director™"><text:span text:style-name="T5">NaviCloud Director </text:span></text:a><text:span text:style-name="T14">(</text:span><text:span text:style-name="T12">coffeescript, python, nodeJS, Selenium, RabbitMQ, Mongo DB, vmware vCloud Director etc.)</text:span></text:p>
            <text:list xml:id="list239598809" text:continue-numbering="true" text:style-name="WW8Num2">
              <text:list-item>
                <text:list>
                  <text:list-item>
                    <text:p text:style-name="P28">Currently sprinting in our flagship(Infrastructure As A Service) product development scrum team.</text:p>
                  </text:list-item>
                  <text:list-item>
                    <text:p text:style-name="P28">Designed and developed a caching layer to significantly reduce initial app load times, using node.js worker.</text:p>
                  </text:list-item>
                  <text:list-item>
                    <text:p text:style-name="P28">Implemented a search mechanism so that users could quickly narrow down to cloud assets (vm, networking, data-center etc)</text:p>
                  </text:list-item>
                  <text:list-item>
                    <text:p text:style-name="P28">Researched and developed an initial suite of full stack automated tests with Selenium to suit our product.</text:p>
                  </text:list-item>
                  <text:list-item>
                    <text:p text:style-name="P28">Designed and implemented a Continuous Integration and full automated deployment framework.</text:p>
                  </text:list-item>
                  <text:list-item>
                    <text:p text:style-name="P28">API server development in Python on a Tornado Web server framework with a mongoDB datastore.</text:p>
                  </text:list-item>
                  <text:list-item>
                    <text:p text:style-name="P28">Web app development using coffeescript, twitter bootstrap, spineJS as our MVC framework, grunt js as our build tool.</text:p>
                  </text:list-item>
                  <text:list-item>
                    <text:p text:style-name="P28">Developed ansible scripts to automate frequent prod and dev tasks (ex. stock deployment, app stack updates etc.)</text:p>
                    <text:p text:style-name="P36"/>
                  </text:list-item>
                </text:list>
              </text:list-item>
            </text:list>
            <text:p text:style-name="P17">Near realtime stream processing and analytics(clojure, python, mongoDB, HAProxy, aleph, netty, RabbitMQ)</text:p>
            <text:list xml:id="list1552976119" text:continue-numbering="true" text:style-name="WW8Num2">
              <text:list-item>
                <text:list>
                  <text:list-item>
                    <text:p text:style-name="P34">Developed a syslog event stream processing system to comply with SAS70 audit requirements.</text:p>
                  </text:list-item>
                  <text:list-item>
                    <text:p text:style-name="P34">Harnessed features of load-balancers to achieve scalable and fault tolerant architecture.</text:p>
                  </text:list-item>
                  <text:list-item>
                    <text:p text:style-name="P28">Developed a scalable layer to receive data stream in clojure using netty framework to push data to queue.</text:p>
                  </text:list-item>
                  <text:list-item>
                    <text:p text:style-name="P33"><text:span text:style-name="T12">Utilized RabbitMQ message queue to streamline events into distributed </text:span><text:a xlink:type="simple" xlink:href="https://github.com/nathanmarz/storm"><text:span text:style-name="T2">storm</text:span></text:a><text:span text:style-name="T13"> </text:span><text:span text:style-name="T12">processing nodes. </text:span></text:p>
                  </text:list-item>
                  <text:list-item>
                    <text:p text:style-name="P33"><text:span text:style-name="T12">Orchestrated mongoDB clusters to map reduce and deliver near real time reports via </text:span><text:a xlink:type="simple" xlink:href="http://webnoir.org/"><text:span text:style-name="T2">webnoir</text:span></text:a><text:span text:style-name="T12"> API server.</text:span></text:p>
                  </text:list-item>
                  <text:list-item>
                    <text:p text:style-name="P34">Developed automated fabric scripts to deploy, monitor and control nodes/layers in the application stack. </text:p>
                  </text:list-item>
                </text:list>
              </text:list-item>
            </text:list>
            <text:p text:style-name="P20"/>
            <text:list xml:id="list522542209" text:continue-numbering="true" text:style-name="WW8Num2">
              <text:list-item>
                <text:list>
                  <text:list-header>
                    <text:p text:style-name="P38"><text:bookmark text:name="page-title"/><text:span text:style-name="T14">Cloud Services Platform IaaS (Linux Apache MySQL P</text:span><text:span text:style-name="T12">ython, git, javascript, Java, vmware vSphere etc.)</text:span></text:p>
                  </text:list-header>
                  <text:list-item>
                    <text:p text:style-name="P34">Researched and incorporated various features into our application (ex. 2 factor auth, automation scripts for customer provisioning, NetScaler loadbalancers, Nginx reverse proxying etc.)</text:p>
                  </text:list-item>
                  <text:list-item>
                    <text:p text:style-name="P34">Designed and developed a module to collect info for a new customer's virtual infrastructure provisioning.</text:p>
                  </text:list-item>
                  <text:list-item>
                    <text:p text:style-name="P34">Researched and developed several POCs, in-order to investigate new technologies for our virtualization platform.</text:p>
                  </text:list-item>
                  <text:list-item>
                    <text:p text:style-name="P34">Resolved production concerns with appropriate solutions promptly in DevOps team.</text:p>
                    <text:p text:style-name="P35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2" office:value-type="string">
            <text:p text:style-name="P4">Software Developer</text:p>
          </table:table-cell>
          <table:covered-table-cell/>
          <table:table-cell table:style-name="Table3.A3" table:number-columns-spanned="2" office:value-type="string">
            <text:p text:style-name="P15"><text:a xlink:type="simple" xlink:href="https://thirstie.com/">THIRSTIE.com</text:a> - <text:a xlink:type="simple" xlink:href="http://www.tailfinventures.com/">TailfinVentures</text:a></text:p>
          </table:table-cell>
          <table:covered-table-cell/>
          <table:table-cell table:style-name="Table3.A3" office:value-type="string">
            <text:p text:style-name="P5">(May 13 - Present)</text:p>
          </table:table-cell>
        </table:table-row>
        <table:table-row>
          <table:table-cell table:style-name="Table3.A11" table:number-columns-spanned="5" office:value-type="string">
            <text:p text:style-name="P9">Admin portal (django, coffescript, angularJS) API(tornado, python, django, SQLAlchemy, MySQL, <text:span text:style-name="T11">RabbitMQ</text:span> etc.) </text:p>
            <text:list xml:id="list2036595297" text:continue-numbering="true" text:style-name="WW8Num2">
              <text:list-item>
                <text:list>
                  <text:list-item>
                    <text:p text:style-name="P30">Developed a single page web app to complement django's admin portal for back-office work flows and management.</text:p>
                  </text:list-item>
                  <text:list-item>
                    <text:p text:style-name="P30">Report integration and capturing key financial performance metrics.</text:p>
                  </text:list-item>
                  <text:list-item>
                    <text:p text:style-name="P28">Implemented all cart management API endpoints as tornado handlers.</text:p>
                  </text:list-item>
                  <text:list-item>
                    <text:p text:style-name="P30">Designed and developed an email notification engine to deliver alerts to customers about order processing.</text:p>
                  </text:list-item>
                </text:list>
              </text:list-item>
            </text:list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4">Information Analyst - Binghamton, NY</text:p>
          </table:table-cell>
          <table:covered-table-cell/>
          <table:table-cell table:style-name="Table3.A1" table:number-columns-spanned="2" office:value-type="string">
            <text:p text:style-name="P24">United Health Services(UHS)</text:p>
          </table:table-cell>
          <table:covered-table-cell/>
          <table:table-cell table:style-name="Table3.A1" office:value-type="string">
            <text:p text:style-name="P5">( Aug 10 - Aug 11)</text:p>
          </table:table-cell>
        </table:table-row>
        <table:table-row>
          <table:table-cell table:style-name="Table3.A11" table:number-columns-spanned="5" office:value-type="string">
            <text:list xml:id="list1534026191" text:continue-numbering="true" text:style-name="WW8Num2">
              <text:list-item>
                <text:list>
                  <text:list-item>
                    <text:p text:style-name="P28">Worked with a clinical team to understand various facets and causes of readmissions, further developed a probabilistic scoring model(LACE tool) from research to project patient's readmission likelihood.</text:p>
                  </text:list-item>
                  <text:list-item>
                    <text:p text:style-name="P28">UHS was awarded “Siemens 2011 Inspired Healthcare Outcomes Challenge” for LACE tool.</text:p>
                  </text:list-item>
                  <text:list-item>
                    <text:p text:style-name="P31">Designed, developed and maintained executive dashboards, statistical models, OLAP cubes and <text:s/>other analytics tools.</text:p>
                  </text:list-item>
                </text:list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oftware Intern - Binghamton, NY</text:p>
          </table:table-cell>
          <table:table-cell table:style-name="Table1.A1" office:value-type="string">
            <text:p text:style-name="P24">Katalytik Inc.</text:p>
          </table:table-cell>
          <table:table-cell table:style-name="Table1.A1" office:value-type="string">
            <text:p text:style-name="P5">(Sep 09 - June 11)</text:p>
          </table:table-cell>
        </table:table-row>
        <table:table-row>
          <table:table-cell table:style-name="Table1.A2" table:number-columns-spanned="3" office:value-type="string">
            <text:p text:style-name="P14"><text:span text:style-name="T2">Android App development (Android(Client), JSON</text:span><text:span text:style-name="T3">(web services) &amp; Spring, hibernate, mongoDB)</text:span></text:p>
            <text:list xml:id="list1602889282" text:continue-numbering="true" text:style-name="WW8Num2">
              <text:list-item>
                <text:list>
                  <text:list-item>
                    <text:p text:style-name="P31">Co-designed and developed our core web services.</text:p>
                  </text:list-item>
                  <text:list-item>
                    <text:p text:style-name="P31">Led the team to migrate from a RDMS data store to a NoSQL solution, using mongoDB</text:p>
                  </text:list-item>
                  <text:list-item>
                    <text:p text:style-name="P32"><text:span text:style-name="T2">Developed desktop</text:span><text:span text:style-name="T3"> and mobile app for Clinical Physician Order Entry(CPOE).</text:span></text:p>
                    <text:p text:style-name="P37"/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Expert Mining - Master project </text:p>
          </table:table-cell>
          <table:table-cell table:style-name="Table1.A1" office:value-type="string">
            <text:p text:style-name="P26">Research Binghamton University</text:p>
          </table:table-cell>
          <table:table-cell table:style-name="Table1.A1" office:value-type="string">
            <text:p text:style-name="P7">(May 09 - May 11)</text:p>
          </table:table-cell>
        </table:table-row>
        <table:table-row>
          <table:table-cell table:style-name="Table1.A1" table:number-columns-spanned="3" office:value-type="string">
            <text:list xml:id="list369041438" text:continue-numbering="true" text:style-name="WW8Num2">
              <text:list-item>
                <text:list>
                  <text:list-item>
                    <text:p text:style-name="P29">Researched and developed a <text:a xlink:type="simple" xlink:href="http://codein.github.io/files/XM-report.pdf">web page classification model</text:a> with Weka, openNLP, openCV and Lucene.</text:p>
                  </text:list-item>
                </text:list>
              </text:list-item>
            </text:list>
            <text:p text:style-name="P19"/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8pt" style:font-size-asian="8pt" style:font-size-complex="8pt"/>
    </style:style>
    <style:style style:name="WW8Num2z1" style:family="text">
      <style:text-properties style:font-name="Symbol" fo:font-size="10pt" style:font-size-asian="8.75pt" style:font-size-complex="10pt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 style:font-name-complex="Courier New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8pt" style:font-size-asian="8pt" style:font-size-complex="8pt"/>
    </style:style>
    <style:style style:name="WW8Num3z1" style:family="text">
      <style:text-properties style:font-name="Symbol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14-06-01T22:35:29</dc:date>
    <meta:editing-cycles>196</meta:editing-cycles>
    <meta:editing-duration>P35DT20H40M59S</meta:editing-duration>
    <meta:generator>LibreOffice/3.5$Linux_X86_64 LibreOffice_project/350m1$Build-2</meta:generator>
    <dc:creator>codein </dc:creator>
    <meta:document-statistic meta:table-count="2" meta:image-count="0" meta:object-count="0" meta:page-count="1" meta:paragraph-count="64" meta:word-count="620" meta:character-count="4187" meta:non-whitespace-character-count="3645"/>
    <meta:user-defined meta:name="Info 1"/>
    <meta:user-defined meta:name="Info 2"/>
    <meta:user-defined meta:name="Info 3"/>
    <meta:user-defined meta:name="Info 4"/>
  </office:meta>
</office:document-meta>
</file>